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  <style:font-face style:name="saxMono" svg:font-family="saxMono" style:font-pitch="fixed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666666" loext:opacity="100%" style:font-name="Fira Code" fo:font-style="italic" officeooo:rsid="00167fb2" officeooo:paragraph-rsid="00178ea9" style:font-style-asian="italic" style:font-style-complex="italic"/>
    </style:style>
    <style:style style:name="P2" style:family="paragraph" style:parent-style-name="Header">
      <style:paragraph-properties fo:text-align="center" style:justify-single-word="false"/>
      <style:text-properties fo:color="#666666" loext:opacity="100%" style:font-name="Fira Code" fo:font-style="italic" officeooo:paragraph-rsid="00178ea9" style:font-style-asian="italic" style:font-style-complex="italic"/>
    </style:style>
    <style:style style:name="P3" style:family="paragraph" style:parent-style-name="Standard">
      <style:paragraph-properties fo:line-height="150%" fo:text-align="center" style:justify-single-word="false"/>
      <style:text-properties fo:color="#780373" loext:opacity="100%" style:font-name="Fira Code" fo:font-size="24pt" style:text-underline-style="solid" style:text-underline-width="auto" style:text-underline-color="font-color" fo:font-weight="bold" officeooo:rsid="0012bb3b" officeooo:paragraph-rsid="00178ea9" style:font-size-asian="24pt" style:font-weight-asian="bold" style:font-size-complex="24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color="#000000" loext:opacity="100%" style:font-name="Fira Code" fo:font-size="12pt" fo:font-weight="normal" officeooo:paragraph-rsid="00178ea9"/>
    </style:style>
    <style:style style:name="T1" style:family="text">
      <style:text-properties officeooo:rsid="0016c089"/>
    </style:style>
    <style:style style:name="T2" style:family="text">
      <style:text-properties officeooo:rsid="00178ea9"/>
    </style:style>
    <style:style style:name="T3" style:family="text">
      <style:text-properties style:text-underline-style="none" officeooo:rsid="00178ea9"/>
    </style:style>
    <style:style style:name="T4" style:family="text">
      <style:text-properties style:text-underline-style="none" officeooo:rsid="00178ea9" style:font-size-asian="10.5pt" style:font-weight-asian="normal" style:font-size-complex="12pt" style:font-weight-complex="normal"/>
    </style:style>
    <style:style style:name="T5" style:family="text">
      <style:text-properties style:text-underline-style="none" officeooo:rsid="0017b13a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DOCUMENTACIÓN DO PROXECTO</text:span><text:span text:style-name="T3"> </text:span></text:p>
      <text:p text:style-name="P3"><text:span text:style-name="T1">SCRABBLE</text:span> I<text:span text:style-name="T2">I</text:span></text:p>
      <text:p text:style-name="P4"><text:span text:style-name="T4">Neste documento descríbese o funcionamento do programa do Scrabble. O método main atópase en “Scrabble.java”. Dende ahí pídense os nomes dos xogadores da partida e créase </text:span><text:span text:style-name="T5">a partida que comezará nese momento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  <style:font-face style:name="saxMono" svg:font-family="saxMono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666666" loext:opacity="100%" style:font-name="Fira Code" fo:font-style="italic" officeooo:paragraph-rsid="00178ea9" style:font-style-asian="italic" style:font-style-complex="italic"/>
    </style:style>
    <style:style style:name="MP2" style:family="paragraph" style:parent-style-name="Header">
      <style:paragraph-properties fo:text-align="center" style:justify-single-word="false"/>
      <style:text-properties fo:color="#666666" loext:opacity="100%" style:font-name="Fira Code" fo:font-style="italic" officeooo:rsid="00167fb2" officeooo:paragraph-rsid="00178ea9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.S DESENVOLVEMENTO DE APLICACIÓNS MULTIPLATAFORMA. PROGRAMACIÓN. </text:p>
        <text:p text:style-name="MP2">CURSO 2021- 202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0T19:56:30.826080489</meta:creation-date>
    <dc:date>2022-03-30T20:28:43.674327275</dc:date>
    <meta:editing-duration>PT11M54S</meta:editing-duration>
    <meta:editing-cycles>2</meta:editing-cycles>
    <meta:generator>LibreOffice/7.2.6.2$Linux_X86_64 LibreOffice_project/20$Build-2</meta:generator>
    <meta:document-statistic meta:table-count="0" meta:image-count="0" meta:object-count="0" meta:page-count="1" meta:paragraph-count="5" meta:word-count="46" meta:character-count="327" meta:non-whitespace-character-count="283"/>
  </office:meta>
</office:document-meta>
</file>